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fosc</text:p>
          </table:table-cell>
          <table:table-cell office:value-type="float" office:value="11.0592">
            <text:p>11,0592</text:p>
          </table:table-cell>
          <table:table-cell office:value-type="string">
            <text:p>Mhz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>
            <text:p>Eingab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rzoegerung</text:p>
          </table:table-cell>
          <table:table-cell table:style-name="Default" office:value-type="float" office:value="1">
            <text:p>1</text:p>
          </table:table-cell>
          <table:table-cell office:value-type="string">
            <text:p>sek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prescales</text:p>
          </table:table-cell>
          <table:table-cell table:style-name="Default"/>
          <table:table-cell office:value-type="string">
            <text:p>Timer Count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Default" table:formula="of:=([.$B$2]*10^6/[.A14])-1" office:value-type="float" office:value="1382399">
            <text:p>1382399</text:p>
          </table:table-cell>
          <table:table-cell table:formula="of:=([.$B$2]*10^6/[.A14]) / (1/[.$B$9]) -1" office:value-type="float" office:value="1382399">
            <text:p>138239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Default" table:formula="of:=([.$B$2]*10^6/[.A15])-1" office:value-type="float" office:value="172799">
            <text:p>172799</text:p>
          </table:table-cell>
          <table:table-cell table:formula="of:=([.$B$2]*10^6/[.A15]) / (1/[.$B$9]) -1" office:value-type="float" office:value="172799">
            <text:p>17279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style-name="Default" table:formula="of:=([.$B$2]*10^6/[.A16])-1" office:value-type="float" office:value="43199">
            <text:p>43199</text:p>
          </table:table-cell>
          <table:table-cell table:formula="of:=([.$B$2]*10^6/[.A16]) / (1/[.$B$9]) -1" office:value-type="float" office:value="43199">
            <text:p>4319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style-name="Default" table:formula="of:=([.$B$2]*10^6/[.A17])-1" office:value-type="float" office:value="10799">
            <text:p>10799</text:p>
          </table:table-cell>
          <table:table-cell table:formula="of:=([.$B$2]*10^6/[.A17]) / (1/[.$B$9]) -1" office:value-type="float" office:value="10799">
            <text:p>10799</text:p>
          </table:table-cell>
        </table:table-row>
        <table:table-row table:style-name="ro1" table:number-rows-repeated="65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5">05.09.2009</text:date>, <text:time>13:48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5T13:25:43</meta:creation-date>
    <dc:date>2009-09-05T13:48:18</dc:date>
    <meta:editing-duration>PT00H07M05S</meta:editing-duration>
    <meta:editing-cycles>1</meta:editing-cycles>
    <meta:document-statistic meta:table-count="3" meta:cell-count="21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